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e591" officeooo:paragraph-rsid="000ce591"/>
    </style:style>
    <style:style style:name="P2" style:family="paragraph" style:parent-style-name="Standard">
      <style:text-properties officeooo:rsid="000e99c2" officeooo:paragraph-rsid="000e99c2"/>
    </style:style>
    <style:style style:name="P3" style:family="paragraph" style:parent-style-name="Standard">
      <style:text-properties officeooo:paragraph-rsid="000e99c2"/>
    </style:style>
    <style:style style:name="P4" style:family="paragraph" style:parent-style-name="Standard">
      <style:text-properties fo:font-variant="normal" fo:text-transform="none" fo:color="#000000" loext:opacity="100%" fo:letter-spacing="normal" officeooo:rsid="000e99c2" officeooo:paragraph-rsid="000e99c2"/>
    </style:style>
    <style:style style:name="P5" style:family="paragraph" style:parent-style-name="Standard">
      <style:text-properties officeooo:rsid="000e99c2" officeooo:paragraph-rsid="000e99c2"/>
    </style:style>
    <style:style style:name="P6" style:family="paragraph" style:parent-style-name="Standard">
      <style:text-properties officeooo:rsid="000f1df7" officeooo:paragraph-rsid="000f1df7"/>
    </style:style>
    <style:style style:name="P7" style:family="paragraph" style:parent-style-name="Standard">
      <style:text-properties officeooo:paragraph-rsid="000f1df7"/>
    </style:style>
    <style:style style:name="T1" style:family="text">
      <style:text-properties officeooo:rsid="000e99c2"/>
    </style:style>
    <style:style style:name="T2" style:family="text">
      <style:text-properties fo:font-variant="normal" fo:text-transform="none" fo:color="#000000" loext:opacity="100%" fo:letter-spacing="normal"/>
    </style:style>
    <style:style style:name="T3" style:family="text">
      <style:text-properties fo:font-variant="normal" fo:text-transform="none" fo:color="#000000" loext:opacity="100%" fo:letter-spacing="normal" officeooo:rsid="000e99c2"/>
    </style:style>
    <style:style style:name="T4" style:family="text">
      <style:text-properties fo:font-variant="normal" fo:text-transform="none" fo:color="#000000" loext:opacity="100%" fo:letter-spacing="normal" officeooo:rsid="000f1d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4.1 :</text:p>
      <text:p text:style-name="P1"/>
      <text:p text:style-name="P2">Si tutu &lt; = toto + 4 et tata &lt;&gt; «ok» alors</text:p>
      <text:p text:style-name="P3"><text:span text:style-name="T1">Tutu </text:span><text:span text:style-name="T2">←</text:span><text:span text:style-name="T3">tutu – 1 </text:span></text:p>
      <text:p text:style-name="P4">Sinon </text:p>
      <text:p text:style-name="P3"><text:span text:style-name="T3">Tutu </text:span><text:span text:style-name="T2">←</text:span><text:span text:style-name="T3"> Tutu + 1 </text:span></text:p>
      <text:p text:style-name="P2"><text:span text:style-name="T2">Finsi</text:span></text:p>
      <text:p text:style-name="P2"><text:span text:style-name="T2"/></text:p>
      <text:p text:style-name="P6"><text:span text:style-name="T2">Exercice 4.2 :</text:span></text:p>
      <text:p text:style-name="P6"><text:span text:style-name="T2"/></text:p>
      <text:p text:style-name="P6"><text:span text:style-name="T2">Variables h, m en Numériques </text:span></text:p>
      <text:p text:style-name="P6"><text:span text:style-name="T2">Début </text:span></text:p>
      <text:p text:style-name="P6"><text:span text:style-name="T2">Ecrire « entrez les heures, puis les minutes : »</text:span></text:p>
      <text:p text:style-name="P6"><text:span text:style-name="T2">Lire h, m </text:span></text:p>
      <text:p text:style-name="P7"><text:span text:style-name="T4">m </text:span><text:span text:style-name="T2">←</text:span><text:span text:style-name="T4">m + 1 </text:span></text:p>
      <text:p text:style-name="P6"><text:span text:style-name="T2">si m = 60 alors </text:span></text:p>
      <text:p text:style-name="P7"><text:span text:style-name="T4">m </text:span><text:span text:style-name="T2">←</text:span><text:span text:style-name="T4"> 0</text:span></text:p>
      <text:p text:style-name="P7"><text:span text:style-name="T4">h ← h + 1</text:span></text:p>
      <text:p text:style-name="P6"><text:span text:style-name="T2">Finsi</text:span></text:p>
      <text:p text:style-name="P6"><text:span text:style-name="T2">Si h = 24 alors </text:span></text:p>
      <text:p text:style-name="P7"><text:span text:style-name="T4">h </text:span><text:span text:style-name="T2">←</text:span><text:span text:style-name="T4"> 0</text:span></text:p>
      <text:p text:style-name="P6"><text:span text:style-name="T2">Finsi</text:span></text:p>
      <text:p text:style-name="P6"><text:span text:style-name="T2">Ecrire « dans une minutes il sera », h, « heure(s) », m, « minute(s) »</text:span></text:p>
      <text:p text:style-name="P6"><text:span text:style-name="T2">Fin </text:span></text:p>
      <text:p text:style-name="P6"><text:span text:style-name="T2"/></text:p>
      <text:p text:style-name="P6"><text:span text:style-name="T2">Exercice 4.3 :</text:span></text:p>
      <text:p text:style-name="P6"><text:span text:style-name="T2"/></text:p>
      <text:p text:style-name="P6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10:06:59.066798445</meta:creation-date>
    <meta:generator>LibreOffice/7.3.7.2$Linux_X86_64 LibreOffice_project/30$Build-2</meta:generator>
    <dc:date>2023-03-22T15:06:26.628482061</dc:date>
    <meta:editing-duration>PT1H25M24S</meta:editing-duration>
    <meta:editing-cycles>2</meta:editing-cycles>
    <meta:document-statistic meta:table-count="0" meta:image-count="0" meta:object-count="0" meta:page-count="1" meta:paragraph-count="22" meta:word-count="94" meta:character-count="363" meta:non-whitespace-character-count="280"/>
  </office:meta>
</office:document-meta>
</file>